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1ee9" officeooo:paragraph-rsid="00171ee9"/>
    </style:style>
    <style:style style:name="P2" style:family="paragraph" style:parent-style-name="Standard">
      <style:text-properties fo:font-style="italic" officeooo:rsid="00171ee9" officeooo:paragraph-rsid="00171ee9" style:font-style-asian="italic" style:font-style-complex="italic"/>
    </style:style>
    <style:style style:name="P3" style:family="paragraph" style:parent-style-name="Standard">
      <style:text-properties fo:font-style="italic" officeooo:rsid="001824ec" officeooo:paragraph-rsid="001824ec" style:font-style-asian="italic" style:font-style-complex="italic"/>
    </style:style>
    <style:style style:name="P4" style:family="paragraph" style:parent-style-name="Standard">
      <style:text-properties fo:font-style="italic" officeooo:rsid="00183b02" officeooo:paragraph-rsid="00183b02" style:font-style-asian="italic" style:font-style-complex="italic"/>
    </style:style>
    <style:style style:name="P5" style:family="paragraph" style:parent-style-name="Standard">
      <style:text-properties fo:font-style="italic" officeooo:rsid="001ba744" officeooo:paragraph-rsid="001ba744" style:font-style-asian="italic" style:font-style-complex="italic"/>
    </style:style>
    <style:style style:name="P6" style:family="paragraph" style:parent-style-name="Standard">
      <style:text-properties fo:font-style="italic" officeooo:rsid="002038b3" officeooo:paragraph-rsid="002038b3" style:font-style-asian="italic" style:font-style-complex="italic"/>
    </style:style>
    <style:style style:name="P7" style:family="paragraph" style:parent-style-name="Standard">
      <style:text-properties officeooo:rsid="001824ec" officeooo:paragraph-rsid="001824ec"/>
    </style:style>
    <style:style style:name="P8" style:family="paragraph" style:parent-style-name="Standard">
      <style:text-properties officeooo:rsid="00183b02" officeooo:paragraph-rsid="00183b02"/>
    </style:style>
    <style:style style:name="P9" style:family="paragraph" style:parent-style-name="Standard">
      <style:text-properties fo:font-style="normal" fo:font-weight="normal" officeooo:rsid="00183b02" officeooo:paragraph-rsid="00183b02" style:font-style-asian="normal" style:font-weight-asian="normal" style:font-style-complex="normal" style:font-weight-complex="normal"/>
    </style:style>
    <style:style style:name="P10" style:family="paragraph" style:parent-style-name="Standard">
      <style:text-properties fo:font-style="normal" fo:font-weight="normal" officeooo:rsid="0019cc5b" officeooo:paragraph-rsid="001824ec" style:font-style-asian="normal" style:font-weight-asian="normal" style:font-style-complex="normal" style:font-weight-complex="normal"/>
    </style:style>
    <style:style style:name="P11" style:family="paragraph" style:parent-style-name="Standard">
      <style:text-properties fo:font-style="normal" fo:font-weight="normal" officeooo:rsid="0019cc5b" officeooo:paragraph-rsid="0019cc5b" style:font-style-asian="normal" style:font-weight-asian="normal" style:font-style-complex="normal" style:font-weight-complex="normal"/>
    </style:style>
    <style:style style:name="P12" style:family="paragraph" style:parent-style-name="Standard">
      <style:text-properties fo:font-style="normal" fo:font-weight="normal" officeooo:rsid="001ebf8e" officeooo:paragraph-rsid="001ebf8e" style:font-style-asian="normal" style:font-weight-asian="normal" style:font-style-complex="normal" style:font-weight-complex="normal"/>
    </style:style>
    <style:style style:name="P13" style:family="paragraph" style:parent-style-name="Standard">
      <style:text-properties fo:font-style="normal" fo:font-weight="normal" officeooo:rsid="001824ec" officeooo:paragraph-rsid="001824ec" style:font-style-asian="normal" style:font-weight-asian="normal" style:font-style-complex="normal" style:font-weight-complex="normal"/>
    </style:style>
    <style:style style:name="P14" style:family="paragraph" style:parent-style-name="Standard">
      <style:text-properties fo:font-style="normal" fo:font-weight="normal" officeooo:rsid="002459f9" officeooo:paragraph-rsid="002459f9" style:font-style-asian="normal" style:font-weight-asian="normal" style:font-style-complex="normal" style:font-weight-complex="normal"/>
    </style:style>
    <style:style style:name="P15" style:family="paragraph" style:parent-style-name="Standard">
      <style:text-properties fo:font-style="italic" fo:font-weight="normal" officeooo:rsid="002038b3" officeooo:paragraph-rsid="001ba744" style:font-style-asian="italic" style:font-weight-asian="normal" style:font-style-complex="italic" style:font-weight-complex="normal"/>
    </style:style>
    <style:style style:name="P16" style:family="paragraph" style:parent-style-name="Standard">
      <style:text-properties fo:font-style="italic" fo:font-weight="normal" officeooo:rsid="002038b3" officeooo:paragraph-rsid="002038b3" style:font-style-asian="italic" style:font-weight-asian="normal" style:font-style-complex="italic" style:font-weight-complex="normal"/>
    </style:style>
    <style:style style:name="P17" style:family="paragraph" style:parent-style-name="Standard">
      <style:text-properties fo:font-style="italic" fo:font-weight="normal" officeooo:rsid="0020df80" officeooo:paragraph-rsid="0020df80" style:font-style-asian="italic" style:font-weight-asian="normal" style:font-style-complex="italic" style:font-weight-complex="normal"/>
    </style:style>
    <style:style style:name="P18" style:family="paragraph" style:parent-style-name="Standard">
      <style:text-properties fo:font-style="italic" fo:font-weight="normal" officeooo:rsid="001ebf8e" officeooo:paragraph-rsid="001ba744" style:font-style-asian="italic" style:font-weight-asian="normal" style:font-style-complex="italic" style:font-weight-complex="normal"/>
    </style:style>
    <style:style style:name="P19" style:family="paragraph" style:parent-style-name="Standard">
      <style:text-properties fo:font-style="italic" fo:font-weight="normal" officeooo:rsid="001d0966" officeooo:paragraph-rsid="001d0966" style:font-style-asian="italic" style:font-weight-asian="normal" style:font-style-complex="italic" style:font-weight-complex="normal"/>
    </style:style>
    <style:style style:name="P20" style:family="paragraph" style:parent-style-name="Standard">
      <style:text-properties fo:font-style="italic" fo:font-weight="normal" officeooo:rsid="0019cc5b" officeooo:paragraph-rsid="0019cc5b" style:font-style-asian="italic" style:font-weight-asian="normal" style:font-style-complex="italic" style:font-weight-complex="normal"/>
    </style:style>
    <style:style style:name="P21" style:family="paragraph" style:parent-style-name="Standard">
      <style:text-properties fo:font-style="italic" fo:font-weight="normal" officeooo:rsid="001824ec" officeooo:paragraph-rsid="001824ec" style:font-style-asian="italic" style:font-weight-asian="normal" style:font-style-complex="italic" style:font-weight-complex="normal"/>
    </style:style>
    <style:style style:name="P22" style:family="paragraph" style:parent-style-name="Standard">
      <style:text-properties fo:font-style="italic" fo:font-weight="normal" officeooo:rsid="00210d03" officeooo:paragraph-rsid="00210d03" style:font-style-asian="italic" style:font-weight-asian="normal" style:font-style-complex="italic" style:font-weight-complex="normal"/>
    </style:style>
    <style:style style:name="P23" style:family="paragraph" style:parent-style-name="Standard">
      <style:text-properties fo:font-style="italic" fo:font-weight="normal" officeooo:rsid="00230786" officeooo:paragraph-rsid="00230786"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1824ec"/>
    </style:style>
    <style:style style:name="T3" style:family="text">
      <style:text-properties fo:font-weight="normal" style:font-weight-asian="normal" style:font-weight-complex="normal"/>
    </style:style>
    <style:style style:name="T4" style:family="text">
      <style:text-properties fo:font-weight="normal" officeooo:rsid="001d0966" style:font-weight-asian="normal" style:font-weight-complex="normal"/>
    </style:style>
    <style:style style:name="T5" style:family="text">
      <style:text-properties fo:font-weight="normal" officeooo:rsid="001ebf8e" style:font-weight-asian="normal" style:font-weight-complex="normal"/>
    </style:style>
    <style:style style:name="T6" style:family="text">
      <style:text-properties fo:font-weight="normal" officeooo:rsid="002044fc" style:font-weight-asian="normal" style:font-weight-complex="normal"/>
    </style:style>
    <style:style style:name="T7" style:family="text">
      <style:text-properties officeooo:rsid="00183b02"/>
    </style:style>
    <style:style style:name="T8" style:family="text">
      <style:text-properties officeooo:rsid="0022fb0e"/>
    </style:style>
    <style:style style:name="T9" style:family="text">
      <style:text-properties officeooo:rsid="00230786"/>
    </style:style>
    <style:style style:name="T10" style:family="text">
      <style:text-properties officeooo:rsid="002459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En qué áreas (aplicaciones) se usan las base de datos?</text:p>
      <text:p text:style-name="P8"/>
      <text:p text:style-name="P4">* Banca – información de clientes, cuentas, prestamos.</text:p>
      <text:p text:style-name="P4">* Lineas Aéreas – reservas e información de planificaciones.</text:p>
      <text:p text:style-name="P4">* Universidades – matriculas, información de estudiantes.</text:p>
      <text:p text:style-name="P4">* Telecomunicaciones – registros de llamadas realizadas.</text:p>
      <text:p text:style-name="P4">* Finanzas – para almacenar información de ventas, compras, bolsa, bonos.</text:p>
      <text:p text:style-name="P4">* Ventas – información de clientes, productos y compras.</text:p>
      <text:p text:style-name="P4">* Producción – inventarios, pedidos, cadena de producción.</text:p>
      <text:p text:style-name="P4">* Recursos Humanos – información de empleados, salarios, impuestos, beneficios.</text:p>
      <text:p text:style-name="P3"/>
      <text:p text:style-name="P7"/>
      <text:p text:style-name="P9">2- Ventajas y desventajas de la base de datos frente a los sistemas de archiv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3- A que nos referimos cuando hablamos de visión de los datos?</text:p>
      <text:p text:style-name="P7"/>
      <text:p text:style-name="P3">Un sistema de base de datos es una colección de archivos y un conjunto de programas que permiten acceder y modificar archivos, uno de los propósitos principales de la base de datos es la de brindar una <text:span text:style-name="T1">abstracción</text:span> de los datos es decir determinar la forma de almacenar y mantener los datos.</text:p>
      <text:p text:style-name="P3"/>
      <text:p text:style-name="P3">Abstracción de datos – para que un sistema sea considerado como útil debe recuperar datos eficientemente lo cual a generado la creación de base de datos muy complejas, estas complejidades se han dividido en varios niveles.</text:p>
      <text:p text:style-name="P3"><text:s/><text:tab/></text:p>
      <text:p text:style-name="P3">* NIVEL FÍSICO – nivel más bajo de la abstracción, donde se describe “cómo” se almacena realmente los datos y además describen en detalle la estructura de datos complejos.</text:p>
      <text:p text:style-name="P3"/>
      <text:p text:style-name="P3">* NIVEL LÓGICO – siguiente nivel más alto de abstracción, describe “qué” datos se almacenan en las base de datos y que relaciones existen entre los datos.</text:p>
      <text:p text:style-name="P3"/>
      <text:p text:style-name="P3">* NIVEL DE VISTAS – nivel más alto de abstracción describe sólo parte de la base de datos completa, <text:span text:style-name="T7">el nivel esta determinado para que el usuario pueda acceder solo a una parte de la base de datos lo cual simplificara la interacción con el sistema, el cual puede proporcionar varias vistas para la misma base de datos.</text:span></text:p>
      <text:p text:style-name="P1"/>
      <text:p text:style-name="P1"/>
      <text:p text:style-name="P1"/>
      <text:p text:style-name="P1"/>
      <text:p text:style-name="P1"/>
      <text:p text:style-name="P1"/>
      <text:p text:style-name="P1"><text:soft-page-break/><text:span text:style-name="T2">4</text:span>- A qué modelo de datos nos referimos cuando hablamos de entidades, atributos y relaciones?</text:p>
      <text:p text:style-name="P1"/>
      <text:p text:style-name="P2">El modelo de datos entidad-relación (E-R) esta basado en una percepción del mundo real que consta de una colección de objetos básicos, llamados <text:span text:style-name="T1">entidades</text:span> y de las <text:span text:style-name="T1">relaciones</text:span> entre estos objetos.</text:p>
      <text:p text:style-name="P2">Una entidad en una &lt;cosa&gt; u &lt;objeto&gt; en el mundo real que es distinguible de otros objetos. Las entidades se describen en una base de datos mediante un conjunto de <text:span text:style-name="T1">atributos.</text:span></text:p>
      <text:p text:style-name="P3"><text:span text:style-name="T3">Una</text:span><text:span text:style-name="T1"> relación</text:span><text:span text:style-name="T3"> es una asociación entre varias entidades.</text:span></text:p>
      <text:p text:style-name="P10"/>
      <text:p text:style-name="P11">5- Qué es SQL? <text:s/>Y cómo están estructuradas?</text:p>
      <text:p text:style-name="P11"/>
      <text:p text:style-name="P5"><text:span text:style-name="T3">SQL Structured Query Languaje (lenguaje de consulta estructurada). Lenguaje</text:span><text:span text:style-name="T4"> estandarizado que sirve para definir y manipular los datos de una base de datos relacional. De acuerdo con el modelo relacional de datos, la base de datos se crea como un conjunto de tablas, las relaciones se representan </text:span><text:span text:style-name="T5">mediante</text:span><text:span text:style-name="T4"> valores en las tablas y los datos se recuperan especificando </text:span><text:span text:style-name="T5">una tabla de resultados que puede derivarse de una o mas tablas base.</text:span></text:p>
      <text:p text:style-name="P15"/>
      <text:p text:style-name="P16">Lenguaje de definición de datos</text:p>
      <text:p text:style-name="P16"/>
      <text:p text:style-name="P16">Un esquema de base de datos se especifica mediante un conjunto de definiciones expresadas mediante un lenguaje especial llamado lenguaje de definición de datos (LDD).</text:p>
      <text:p text:style-name="P6"><text:span text:style-name="T3">La </text:span><text:span text:style-name="T6">ejecución</text:span><text:span text:style-name="T3"> de una instrucción LDD actualiza un </text:span><text:span text:style-name="T6">conjunto</text:span><text:span text:style-name="T3"> especial de tablas denominado <text:s/>diccionario de datos, este contiene meta-datos, es decir, datos de datos.</text:span></text:p>
      <text:p text:style-name="P6"><text:span text:style-name="T3">Especificamos el almacenamiento y los métodos de acceso usados por el sistema de base de datos por un conjunto de instrucci</text:span><text:span text:style-name="T6">on</text:span><text:span text:style-name="T3">es en un tipo especial de LDD denominado lenguaje de almacenamiento y </text:span><text:span text:style-name="T6">definición</text:span><text:span text:style-name="T3"> de datos. Estas instrucciones definen los detalles de implementación de los esquemas de base de datos que se ocultan usualme</text:span><text:span text:style-name="T6">nt</text:span><text:span text:style-name="T3">e a los usuarios.</text:span></text:p>
      <text:p text:style-name="P17">Los valores de datos almacenados en la base de datos deben satifacer ciertas restricciones de consistencia.</text:p>
      <text:p text:style-name="P17"/>
      <text:p text:style-name="P17">Lenguaje de manipulación de datos</text:p>
      <text:p text:style-name="P17"/>
      <text:p text:style-name="P17">La manipulación de datos es :</text:p>
      <text:p text:style-name="P17"><text:tab/></text:p>
      <text:p text:style-name="P17"><text:tab/>* La recuperación de información almacenada en la base de datos</text:p>
      <text:p text:style-name="P17"><text:tab/>* La inserción de información nueva en la base de datos.</text:p>
      <text:p text:style-name="P17"><text:tab/>* El borrado de información de base de datos.</text:p>
      <text:p text:style-name="P17"><text:tab/>* La modificación de información almacenada en la base de datos.</text:p>
      <text:p text:style-name="P17"/>
      <text:p text:style-name="P17">Un lenguaje de manipulación de datos (LMD) es un lenguaje que permite a los usuarios acceder o manipular los datos organizados mediante el modelo de datos apropiados. Hay dos tipos basicamente: </text:p>
      <text:p text:style-name="P17"/>
      <text:p text:style-name="P17">* LMDs procedimentales. Requieren que el usuario esoecifique qué datos se necesitan y cómo obtener esos datos.</text:p>
      <text:p text:style-name="P17">* LMDs declarativos (no procedimentales). Requieren que el usuario especifique qué datos se necesitan sin especificar cómo obtener esos datos</text:p>
      <text:p text:style-name="P17"/>
      <text:p text:style-name="P16"/>
      <text:p text:style-name="P18"/>
      <text:p text:style-name="P12">6- Qué tipo de usuario trabajan con base de datos?</text:p>
      <text:p text:style-name="P12"/>
      <text:p text:style-name="P14"><text:soft-page-break/>Las personas que trabajan con una base de datos se pueden catalogar como usuarios de base de datos o como administradores de base de datos:</text:p>
      <text:p text:style-name="P14"/>
      <text:p text:style-name="P22">Usuario de base de datos e interfaces de usuarios</text:p>
      <text:p text:style-name="P22"/>
      <text:p text:style-name="P22">Hay cuatro tipos diferentes de usuarios de un sistema de base de datos, diferenciados por la forma en que ellos esperan interactuar con el sistema.</text:p>
      <text:p text:style-name="P22"/>
      <text:p text:style-name="P22">* Usuarios Normales: Son usuarios no sofisticados que interactúan con el sistema mediante la invocación de alguno de los programas de aplicación permanentes que se ha escrito previamente.</text:p>
      <text:p text:style-name="P22">La interfaz de usuario normal para los usuarios normales es una interfaz de formularios, donde el usuario puede rellenar los campos apropiados del formulario. Los usuarios normales pueden también simplemente leer informes generados de la base de datos.</text:p>
      <text:p text:style-name="P22"/>
      <text:p text:style-name="P22">* Programadores de aplicaciones: son profesionales <text:span text:style-name="T8">informáticos</text:span> que escriben programas de aplicación. <text:span text:style-name="T8">Las herramientas de desarrollo rápido de aplicaciones (DRA) son herramientas que permiten al programador de aplicaciones construir formularios e informes sin escribir un programa. La mayoría de los sistemas de base de datos incluyen un lenguaje de cuarta generación.</text:span></text:p>
      <text:p text:style-name="P22"/>
      <text:p text:style-name="P22">* los usuarios sofisticados: <text:span text:style-name="T8">interactúan con el sistema sin programas escritos. En su lugar, ellos forman sus consultas en un lenguaje de consulta de base de datos. Cada una de estas consultas se envía al procesador de consultas, cuya función es transformar instrucciones LMD a instrucciones que el gestor de almacenamiento entienda. La herramienta de procesamiento analítico en linea (OLAP, Online Analytical Processing) simplifica la labor de los analistas permitiendoles ver resúmenes de datos de formas diferentes. Otra clase de herramientas para los analistas son las herramientas de recopilación de datos, que le ayudan a encontrar ciertas clases de patrones de datos.</text:span></text:p>
      <text:p text:style-name="P22"><text:s/></text:p>
      <text:p text:style-name="P22">* <text:span text:style-name="T9">Usuarios especializados: son usuarios sofisticados que escriben aplicaciones de base de datos especializadas que no son adecuadas en el marco de procesamiento de datos tradicional.</text:span></text:p>
      <text:p text:style-name="P22"/>
      <text:p text:style-name="P23">Administradores de base de datos</text:p>
      <text:p text:style-name="P23"/>
      <text:p text:style-name="P23">Una de las principales razones de usar SGBDs es tener un control centralizado tanto de los datos como de los programas que acceden a esos datos. La persona que tiene ese control central sobre el sistema se llama administrador de base de datos (ABD). Las <text:span text:style-name="T10">siguientes</text:span> de ABD incluyen las siguientes:</text:p>
      <text:p text:style-name="P23"/>
      <text:p text:style-name="P23">* Definición del esquema.</text:p>
      <text:p text:style-name="P23">* Definición de la estructura y del método de acceso</text:p>
      <text:p text:style-name="P23">* modificación del esquema <text:s/>y de la organización <text:span text:style-name="T10">física</text:span></text:p>
      <text:p text:style-name="P23">* Con<text:span text:style-name="T10">c</text:span>esi<text:span text:style-name="T10">ó</text:span>n de <text:span text:style-name="T10">autorización</text:span> para el acceso de los datos</text:p>
      <text:p text:style-name="P23">* <text:span text:style-name="T10">Mantenimiento</text:span> rutinario</text:p>
      <text:p text:style-name="P23"/>
      <text:p text:style-name="P23"><text:tab/></text:p>
      <text:p text:style-name="P12">7- Qué es una transacción?</text:p>
      <text:p text:style-name="P12">8- Cómo esta compuesto un sistema de <text:s/>base de datos?</text:p>
      <text:p text:style-name="P12">9- Qué es ODBC?</text:p>
      <text:p text:style-name="P12">10- Desde que decada podemos situar </text:p>
      <text:p text:style-name="P18"/>
      <text:p text:style-name="P18"/>
      <text:p text:style-name="P12"/>
      <text:p text:style-name="P19"><text:soft-page-break/></text:p>
      <text:p text:style-name="P11"><text:s/></text:p>
      <text:p text:style-name="P20"/>
      <text:p text:style-name="P20"/>
      <text:p text:style-name="P21"/>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1:52:59.767883302</meta:creation-date>
    <dc:date>2017-05-02T19:26:46.861116419</dc:date>
    <meta:editing-duration>PT13M45S</meta:editing-duration>
    <meta:editing-cycles>3</meta:editing-cycles>
    <meta:generator>LibreOffice/5.1.4.2$Linux_x86 LibreOffice_project/10m0$Build-2</meta:generator>
    <meta:document-statistic meta:table-count="0" meta:image-count="0" meta:object-count="0" meta:page-count="4" meta:paragraph-count="61" meta:word-count="1139" meta:character-count="7116" meta:non-whitespace-character-count="6005"/>
  </office:meta>
</office:document-meta>
</file>